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2.4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15in" svg:height="3.5449in" svg:x="7.7886in" svg:y="3.1791in">
            <draw:object draw:notify-on-update-of-ranges="Sheet1.B1:Sheet1.B1 Sheet1.B2:Sheet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945in" svg:height="3.5453in" svg:x="8.0531in" svg:y="7.6445in">
            <draw:object draw:notify-on-update-of-ranges="Sheet1.C1:Sheet1.C1 Sheet1.C2:Sheet1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Amount of debugging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B2]-2.5" office:value-type="float" office:value="72.5" calcext:value-type="float">
            <text:p>72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B3]-2.5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B4]-2.5" office:value-type="float" office:value="67.5" calcext:value-type="float">
            <text:p>67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B5]-2.5"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B6]-2.5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B7]-2.5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B8]-2.5" office:value-type="float" office:value="57.5" calcext:value-type="float">
            <text:p>57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B9]-2.5"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B10]-2.5" office:value-type="float" office:value="52.5" calcext:value-type="float">
            <text:p>52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B11]-2.5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B12]-2.5" office:value-type="float" office:value="47.5" calcext:value-type="float">
            <text:p>47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B13]-2.5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B14]-2.5" office:value-type="float" office:value="42.5" calcext:value-type="float">
            <text:p>42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B15]-2.5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B16]-2.5" office:value-type="float" office:value="37.5" calcext:value-type="float">
            <text:p>37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B17]-2.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B18]-2.5" office:value-type="float" office:value="32.5" calcext:value-type="float">
            <text:p>32.5</text:p>
          </table:table-cell>
          <table:table-cell table:formula="of:=[.C18]-2.5"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B19]-2.5" office:value-type="float" office:value="30" calcext:value-type="float">
            <text:p>30</text:p>
          </table:table-cell>
          <table:table-cell table:formula="of:=[.C19]-2.5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B20]-2.5" office:value-type="float" office:value="27.5" calcext:value-type="float">
            <text:p>27.5</text:p>
          </table:table-cell>
          <table:table-cell table:formula="of:=[.C20]-2.5"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B21]-2.5" office:value-type="float" office:value="25" calcext:value-type="float">
            <text:p>25</text:p>
          </table:table-cell>
          <table:table-cell table:formula="of:=[.C21]-2.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B22]-2.5" office:value-type="float" office:value="22.5" calcext:value-type="float">
            <text:p>22.5</text:p>
          </table:table-cell>
          <table:table-cell table:formula="of:=[.C22]-2.5"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B23]-2.5" office:value-type="float" office:value="20" calcext:value-type="float">
            <text:p>20</text:p>
          </table:table-cell>
          <table:table-cell table:formula="of:=[.C23]-2.5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21:38:37.772712303</meta:creation-date>
    <dc:date>2022-08-07T23:18:52.192919233</dc:date>
    <meta:editing-duration>PT1H13M37S</meta:editing-duration>
    <meta:editing-cycles>2</meta:editing-cycles>
    <meta:generator>LibreOffice/7.3.5.2$Linux_X86_64 LibreOffice_project/30$Build-2</meta:generator>
    <meta:document-statistic meta:table-count="1" meta:cell-count="7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45cm" svg:height="9.005cm" xlink:href=".." xlink:type="simple" chart:class="chart:line" chart:style-name="ch1">
        <chart:legend chart:legend-position="end" svg:x="18.047cm" svg:y="4.203cm" style:legend-expansion="high" chart:style-name="ch2"/>
        <chart:plot-area chart:style-name="ch3" table:cell-range-address="Sheet1.B1:Sheet1.B24" chart:data-source-has-labels="row" svg:x="0.452cm" svg:y="0.18cm" svg:width="17.143cm" svg:height="8.645cm">
          <chart:coordinate-region svg:x="0.452cm" svg:y="0.18cm" svg:width="17.143cm" svg:height="8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4" chart:label-cell-address="Sheet1.B1:Sheet1.B1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 of debugging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1.B2:Sheet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31cm" svg:height="9.006cm" xlink:href=".." xlink:type="simple" chart:class="chart:line" chart:style-name="ch1">
        <chart:legend chart:legend-position="end" svg:x="17.233cm" svg:y="4.204cm" style:legend-expansion="high" chart:style-name="ch2"/>
        <chart:plot-area chart:style-name="ch3" table:cell-range-address="Sheet1.C1:Sheet1.C24" chart:data-source-has-labels="row" svg:x="0.436cm" svg:y="0.18cm" svg:width="16.361cm" svg:height="8.646cm">
          <chart:coordinate-region svg:x="0.436cm" svg:y="0.18cm" svg:width="16.361cm" svg:height="8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4" chart:label-cell-address="Sheet1.C1:Sheet1.C1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 of debuggin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1.C2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